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3a1f" officeooo:paragraph-rsid="001b3a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Executing tasks: [:app:generateDebugSources, :app:generateDebugAndroidTestSources, :app:mockableAndroidJar, :app:prepareDebugUnitTestDependencies, :app:compileDebugSources, :app:compileDebugAndroidTestSources, :app:compileDebugUnitTestSources]</text:p>
      <text:p text:style-name="P1"/>
      <text:p text:style-name="P1">Configuration on demand is an incubating feature.</text:p>
      <text:p text:style-name="P1">Incremental java compilation is an incubating feature.</text:p>
      <text:p text:style-name="P1">:app:preBuild UP-TO-DATE</text:p>
      <text:p text:style-name="P1">:app:preDebugBuild UP-TO-DATE</text:p>
      <text:p text:style-name="P1">:app:checkDebugManifest</text:p>
      <text:p text:style-name="P1">:app:prepareDebugDependencies</text:p>
      <text:p text:style-name="P1">:app:compileDebugAidl UP-TO-DATE</text:p>
      <text:p text:style-name="P1">:app:compileDebugRenderscript UP-TO-DATE</text:p>
      <text:p text:style-name="P1">:app:generateDebugBuildConfig UP-TO-DATE</text:p>
      <text:p text:style-name="P1">:app:generateDebugResValues UP-TO-DATE</text:p>
      <text:p text:style-name="P1">:app:generateDebugResources UP-TO-DATE</text:p>
      <text:p text:style-name="P1">:app:mergeDebugResources UP-TO-DATE</text:p>
      <text:p text:style-name="P1">:app:processDebugManifest UP-TO-DATE</text:p>
      <text:p text:style-name="P1">:app:processDebugResources UP-TO-DATE</text:p>
      <text:p text:style-name="P1">:app:generateDebugSources UP-TO-DATE</text:p>
      <text:p text:style-name="P1">:app:preDebugAndroidTestBuild UP-TO-DATE</text:p>
      <text:p text:style-name="P1">:app:prepareDebugAndroidTestDependencies</text:p>
      <text:p text:style-name="P1">:app:compileDebugAndroidTestAidl UP-TO-DATE</text:p>
      <text:p text:style-name="P1">:app:processDebugAndroidTestManifest UP-TO-DATE</text:p>
      <text:p text:style-name="P1">:app:compileDebugAndroidTestRenderscript UP-TO-DATE</text:p>
      <text:p text:style-name="P1">:app:generateDebugAndroidTestBuildConfig UP-TO-DATE</text:p>
      <text:p text:style-name="P1">:app:generateDebugAndroidTestResValues UP-TO-DATE</text:p>
      <text:p text:style-name="P1">:app:generateDebugAndroidTestResources UP-TO-DATE</text:p>
      <text:p text:style-name="P1">:app:mergeDebugAndroidTestResources UP-TO-DATE</text:p>
      <text:p text:style-name="P1">:app:processDebugAndroidTestResources UP-TO-DATE</text:p>
      <text:p text:style-name="P1">:app:generateDebugAndroidTestSources UP-TO-DATE</text:p>
      <text:p text:style-name="P1">:app:mockableAndroidJar UP-TO-DATE</text:p>
      <text:p text:style-name="P1">:app:preDebugUnitTestBuild UP-TO-DATE</text:p>
      <text:p text:style-name="P1">:app:prepareDebugUnitTestDependencies</text:p>
      <text:p text:style-name="P1">:app:incrementalDebugJavaCompilationSafeguard UP-TO-DATE</text:p>
      <text:p text:style-name="P1">:app:javaPreCompileDebug</text:p>
      <text:p text:style-name="P1">:app:compileDebugJavaWithJavac UP-TO-DATE</text:p>
      <text:p text:style-name="P1">:app:generateJsonModelDebug</text:p>
      <text:p text:style-name="P1">:app:externalNativeBuildDebug</text:p>
      <text:p text:style-name="P1">Build tutorial-1 x86</text:p>
      <text:p text:style-name="P1">GStreamer <text:s text:c="5"/>: [GEN] =&gt; gst-build-x86/gstreamer_android.c</text:p>
      <text:p text:style-name="P1">GStreamer <text:s text:c="5"/>: [COMPILE] =&gt; gst-build-x86/gstreamer_android.c</text:p>
      <text:p text:style-name="P1">GStreamer <text:s text:c="5"/>: [LINK] =&gt; gst-build-x86/libgstreamer_android.so</text:p>
      <text:p text:style-name="P1">Dondimkdir</text:p>
      <text:p text:style-name="P1">Done cp</text:p>
      <text:p text:style-name="P1">Prebuilt <text:s text:c="6"/>: libgstreamer_android.so &lt;= gst-build-x86/</text:p>
      <text:p text:style-name="P1">SharedLibrary <text:s/>: libtutorial-1.so</text:p>
      <text:p text:style-name="P1">Build gstreamer_android gst-build-x86</text:p>
      <text:p text:style-name="P1">GStreamer <text:s text:c="5"/>: [GEN] =&gt; gst-build-x86/gstreamer_android.c</text:p>
      <text:p text:style-name="P1">GStreamer <text:s text:c="5"/>: [COMPILE] =&gt; gst-build-x86/gstreamer_android.c</text:p>
      <text:p text:style-name="P1"><text:soft-page-break/>GStreamer <text:s text:c="5"/>: [LINK] =&gt; gst-build-x86/libgstreamer_android.so</text:p>
      <text:p text:style-name="P1">Dondimkdir</text:p>
      <text:p text:style-name="P1">Done cp</text:p>
      <text:p text:style-name="P1">:app:compileDebugSources</text:p>
      <text:p text:style-name="P1">:app:incrementalDebugAndroidTestJavaCompilationSafeguard UP-TO-DATE</text:p>
      <text:p text:style-name="P1">:app:javaPreCompileDebugAndroidTest</text:p>
      <text:p text:style-name="P1">:app:compileDebugAndroidTestJavaWithJavac UP-TO-DATE</text:p>
      <text:p text:style-name="P1">:app:compileDebugAndroidTestSources UP-TO-DATE</text:p>
      <text:p text:style-name="P1">:app:incrementalDebugUnitTestJavaCompilationSafeguard UP-TO-DATE</text:p>
      <text:p text:style-name="P1">:app:javaPreCompileDebugUnitTest</text:p>
      <text:p text:style-name="P1">:app:compileDebugUnitTestJavaWithJavac UP-TO-DATE</text:p>
      <text:p text:style-name="P1">:app:processDebugJavaRes UP-TO-DATE</text:p>
      <text:p text:style-name="P1">:app:processDebugUnitTestJavaRes UP-TO-DATE</text:p>
      <text:p text:style-name="P1">:app:compileDebugUnitTestSources UP-TO-DATE</text:p>
      <text:p text:style-name="P1"/>
      <text:p text:style-name="P1">BUILD SUCCESSFUL</text:p>
      <text:p text:style-name="P1"/>
      <text:p text:style-name="P1">Total time: 4.106 sec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5:23:37.151324071</meta:creation-date>
    <dc:date>2018-01-09T18:31:52.868224559</dc:date>
    <meta:editing-duration>PT2H58M5S</meta:editing-duration>
    <meta:editing-cycles>1</meta:editing-cycles>
    <meta:document-statistic meta:table-count="0" meta:image-count="0" meta:object-count="0" meta:page-count="2" meta:paragraph-count="62" meta:word-count="155" meta:character-count="2661" meta:non-whitespace-character-count="2531"/>
    <meta:generator>LibreOffice/5.1.6.2$Linux_X86_64 LibreOffice_project/10m0$Build-2</meta:generator>
  </office:meta>
</office:document-meta>
</file>